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98in"/>
    </style:style>
    <style:style style:name="co4" style:family="table-column">
      <style:table-column-properties fo:break-before="auto" style:column-width="1.7272in"/>
    </style:style>
    <style:style style:name="co5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#729fcf"/>
    </style:style>
    <style:style style:name="ce4" style:family="table-cell" style:parent-style-name="Default" style:data-style-name="N99">
      <style:table-cell-properties fo:background-color="#729fcf"/>
    </style:style>
    <style:style style:name="ce3" style:family="table-cell" style:parent-style-name="Default" style:data-style-name="N99"/>
    <style:style style:name="ce1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6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Key</text:p>
          </table:table-cell>
          <table:table-cell table:style-name="ce4" office:value-type="string" calcext:value-type="string">
            <text:p>Tested SingleRun</text:p>
          </table:table-cell>
          <table:table-cell table:style-name="ce2" office:value-type="string" calcext:value-type="string">
            <text:p>postProcess</text:p>
          </table:table-cell>
          <table:table-cell table:style-name="ce2" office:value-type="string" calcext:value-type="string">
            <text:p>Remark</text:p>
          </table:table-cell>
          <table:table-cell table:style-name="ce2" office:value-type="string" calcext:value-type="string">
            <text:p>Tested Multirun</text:p>
          </table:table-cell>
          <table:table-cell table:style-name="ce1" table:number-columns-repeated="56"/>
        </table:table-row>
        <table:table-row table:style-name="ro1">
          <table:table-cell office:value-type="string" calcext:value-type="string">
            <text:p>Media 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atingKey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tle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r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tleSort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udio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ent 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entRat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ear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at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ummary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Genre[*].ta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iewCount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astViewedAt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g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agline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ease 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iginallyAvailableAt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Writer[*].ta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Country[*].ta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ur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Director[*].ta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Role[*].ta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dience 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udienceRat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Rat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b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Label[*].ta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ked Fiel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Field[*].ta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Extras[*].siz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-behindthesce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behindTheScenes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-dele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deleted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-featur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featurette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-inter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interview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addedAt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pd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updatedAt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ras-sc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scene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-s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short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-trai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trailer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llec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Collection']['tag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iginal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iginalTit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Langua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2][@languageCod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2][@titl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Langua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3][@languageCod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3][@titl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3][@codec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Forc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3][@forced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cessi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accessibl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is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exists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taDB Li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guid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taData Langu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guid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ster u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thumb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t u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art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chapterSourc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Chapter][tag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Chapter][index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Resolu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videoResolution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bitrat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width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height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aspectRatio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Chann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audioChannels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audioCodec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videoCodec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container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Frame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videoFrameRat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fil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file]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siz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size]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indexes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t 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duration]</text:p>
          </table:table-cell>
          <table:table-cell table:number-columns-repeated="2"/>
          <table:table-cell office:value-type="string" calcext:value-type="string">
            <text:p>String 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container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optimizedForStreaming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deepAnalysisVersion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quired Bandwid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requiredBandwidths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tit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defaul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inde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pixelForma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prof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refFram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scanTyp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streamIdentifi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wid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pixelAspectRat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heigh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hasScalingMatri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frameRateM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frameRa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de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de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hromaSubsampl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lorPrimar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lorRan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lorSpa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lorTr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aba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anamorph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language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langua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bitra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bitDep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dur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requiredBandwidth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lev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selec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defaul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code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inde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channe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bitra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langua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language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audioChannelLay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bitDep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bitrateM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code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dur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prof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samplingRa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dio Stream Required Bandwid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requiredBandwidth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prof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langua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language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code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forma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tit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selec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requiredBandwidth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Header Comp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headerCompression</text:p>
          </table:table-cell>
          <table:table-cell table:number-columns-repeated="60"/>
        </table:table-row>
        <table:table-row table:style-name="ro1" table:number-rows-repeated="10484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H1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18:22:28.507985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1T19:08:47.116572601</meta:creation-date>
    <dc:date>2020-06-28T18:23:33.756652941</dc:date>
    <meta:editing-duration>PT2H51M46S</meta:editing-duration>
    <meta:editing-cycles>49</meta:editing-cycles>
    <meta:generator>LibreOffice/6.4.4.2$Linux_X86_64 LibreOffice_project/40$Build-2</meta:generator>
    <meta:document-statistic meta:table-count="1" meta:cell-count="529" meta:object-count="0"/>
  </office:meta>
</office:document-meta>
</file>